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Normal" style:family="paragraph">
      <style:text-properties fo:language="hr" fo:country="HR"/>
    </style:style>
    <style:style style:name="P9" style:parent-style-name="Normal" style:family="paragraph">
      <style:text-properties fo:language="hr" fo:country="HR"/>
    </style:style>
    <style:style style:name="P10" style:parent-style-name="Normal" style:family="paragraph">
      <style:text-properties fo:language="hr" fo:country="HR"/>
    </style:style>
    <style:style style:name="P11" style:parent-style-name="Normal" style:family="paragraph">
      <style:text-properties fo:language="hr" fo:country="HR"/>
    </style:style>
  </office:automatic-styles>
  <office:body>
    <office:text text:use-soft-page-breaks="true">
      <text:p text:style-name="P1">Filter preparation<text:s/>(for fold and 3d masks)</text:p>
      <text:p text:style-name="Normal">Aim is to use<text:s/>home materials<text:s/>that have tested filtration capabilities, good<text:s/>„breathability“, and can be laced with nano coper, or nano silver or both.</text:p>
      <text:p text:style-name="Normal">Details and<text:s/>tested<text:s/>recommendations<text:s/>can be found in the links section.</text:p>
      <text:p text:style-name="Normal"/>
      <text:p text:style-name="Normal">Our filter example is made of 3 layers:<text:s/></text:p>
      <text:p text:style-name="Normal">-first layer of cotton cloth (pillowcase cloth) wetted with Ag nano particles and dried</text:p>
      <text:p text:style-name="Normal">-second layer of cotton pad (Maxi-pads) wetted with Cu nano particles and dried</text:p>
      <text:p text:style-name="Normal">-third layer<text:s/>again<text:s/>of cotton cloth (pillowcase cloth) wetted with Ag nano particles and dried</text:p>
      <text:p text:style-name="Normal"/>
      <text:p text:style-name="Normal">This has not been tested and definitely does not provide any form of certified filtration and therefore protection, but is our best guess from the currently available information.</text:p>
      <text:p text:style-name="Normal"/>
      <text:p text:style-name="Normal">Steps:</text:p>
      <text:list text:style-name="LFO1" text:continue-numbering="true">
        <text:list-item>
          <text:p text:style-name="P2">Cut 4 cotton cloth circles slightly larger than the filter hole (to<text:s/>about 45mm diameter)</text:p>
        </text:list-item>
        <text:list-item>
          <text:p text:style-name="P3">Cut 2 cotton pad circles slightly larger than the filter hole (to about 45mm diameter)</text:p>
        </text:list-item>
        <text:list-item>
          <text:p text:style-name="P4">Wet the<text:s/>4<text:s/>cotton cloth circles with nano Ag (about<text:s/>5-7ml) solution. Leve to dry in a warm, dust free place.</text:p>
        </text:list-item>
        <text:list-item>
          <text:p text:style-name="P5">Wet the 2 cotton pad circles with nano Cu (about 5-7ml) solution. Leve to dry in a warm, dust free place.</text:p>
        </text:list-item>
        <text:list-item>
          <text:p text:style-name="P6">When dry, stack the two filters (each is: cotton cloth, cotton pad, cotton cloth)</text:p>
        </text:list-item>
        <text:list-item>
          <text:p text:style-name="P7">Press the stacks in to the filter housing taking care that they are centered and fold symmetrically against the filter walls.</text:p>
        </text:list-item>
      </text:list>
      <text:p text:style-name="P8"/>
      <text:p text:style-name="P9"/>
      <text:p text:style-name="P10"/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hr" style:country-asian="HR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ta a</meta:initial-creator>
    <dc:creator>tata a</dc:creator>
    <meta:creation-date>2020-04-01T12:50:00Z</meta:creation-date>
    <dc:date>2020-04-01T12:50:00Z</dc:date>
    <meta:template xlink:href="Normal.dotm" xlink:type="simple"/>
    <meta:editing-cycles>2</meta:editing-cycles>
    <meta:editing-duration>PT480S</meta:editing-duration>
    <meta:document-statistic meta:page-count="1" meta:paragraph-count="2" meta:word-count="202" meta:character-count="1357" meta:row-count="9" meta:non-whitespace-character-count="1157"/>
  </office:meta>
</office:document-meta>
</file>